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Mangal1" svg:font-family="Mangal"/>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Код">
      <style:text-properties fo:language="en" fo:country="US"/>
    </style:style>
    <style:style style:name="P5" style:family="paragraph" style:parent-style-name="Код">
      <style:text-properties fo:color="#0047ff"/>
    </style:style>
    <style:style style:name="P6" style:family="paragraph" style:parent-style-name="Код">
      <style:text-properties fo:color="#0047ff" fo:language="en" fo:country="US"/>
    </style:style>
    <style:style style:name="P7" style:family="paragraph" style:parent-style-name="Код">
      <style:text-properties fo:language="en" fo:country="US"/>
    </style:style>
    <style:style style:name="P8" style:family="paragraph" style:parent-style-name="Код">
      <style:text-properties fo:color="#0047ff"/>
    </style:style>
    <style:style style:name="P9" style:family="paragraph" style:parent-style-name="Код">
      <style:text-properties fo:color="#0047ff" fo:language="en" fo:country="US"/>
    </style:style>
    <style:style style:name="P10" style:family="paragraph" style:parent-style-name="Код">
      <style:text-properties fo:color="#00ae00"/>
    </style:style>
    <style:style style:name="P11" style:family="paragraph" style:parent-style-name="Heading_20_2">
      <style:paragraph-properties fo:break-before="page"/>
    </style:style>
    <style:style style:name="P12" style:family="paragraph">
      <style:paragraph-properties fo:text-align="center"/>
    </style:style>
    <style:style style:name="P13" style:family="paragraph">
      <style:paragraph-properties fo:text-align="center"/>
      <style:text-properties style:font-name="Anonymous Pro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style:font-name="Anonymous Pro1"/>
    </style:style>
    <style:style style:name="T4" style:family="text">
      <style:text-properties fo:font-style="italic" style:font-style-asian="italic" style:font-style-complex="italic"/>
    </style:style>
    <style:style style:name="T5" style:family="text">
      <style:text-properties fo:color="#00ae00"/>
    </style:style>
    <style:style style:name="T6" style:family="text">
      <style:text-properties fo:color="#00ae00" style:font-name="Anonymous Pro1"/>
    </style:style>
    <style:style style:name="T7" style:family="text">
      <style:text-properties fo:color="#0047ff"/>
    </style:style>
    <style:style style:name="T8" style:family="text">
      <style:text-properties fo:color="#0047ff" style:font-name="Anonymous Pro1"/>
    </style:style>
    <style:style style:name="T9" style:family="text">
      <style:text-properties fo:color="#ff00ff"/>
    </style:style>
    <style:style style:name="T10" style:family="text">
      <style:text-properties fo:language="en" fo:country="US"/>
    </style:style>
    <style:style style:name="T11" style:family="text">
      <style:text-properties fo:font-weight="normal" style:font-weight-asian="normal" style:font-weight-complex="normal"/>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draw:fit-to-size="false" style:run-through="foreground"/>
    </style:style>
    <style:style style:name="gr3" style:family="graphic">
      <style:graphic-properties draw:marker-start="" draw:marker-end="Стили_20_стрелок_20_2" draw:textarea-horizontal-align="center" draw:textarea-vertical-align="middle" style:run-through="foreground"/>
    </style:style>
    <style:style style:name="gr4" style:family="graphic">
      <style:graphic-properties draw:fill="none"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onditional recursive grammars</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ergey Strukov 2014, version 1.00</text:p>
      <text:p text:style-name="P3"/>
      <text:p text:style-name="P3">Copyright <text:span text:style-name="T1">©</text:span> 2014 Sergey Strukov. All rights reserved.</text:p>
      <text:p text:style-name="P3">This document is public. You may freely distribute it free of charge as far as it's content, copyright notice and authorship is unchanged.</text:p>
      <text:h text:style-name="P11" text:outline-level="2">1. Formal languages.</text:h>
      <text:p text:style-name="Text_20_body">Developing computer technologies is based on using of formal languages of different kinds and purposes. “Formal” means a language, whose syntax and semantic can be algorithmically defined. The first step of the language definition is a definition of texts, which are considered as formally correct. From the mathematical perspective we have an alphabet as a given finite set of <text:span text:style-name="T4">letters</text:span> and the set of all sequences of such letters – <text:span text:style-name="T4">words</text:span>. To define a language we need to select some subset of words. The selection must be constructive, i.e. there should be given a precise algorithm to determine if the given word belongs to the language. It is important, that this algorithm would be efficient. Another important thing is: the word processing must not only determine if the word is correct, but also give some information about meaning of this word. The usual meaning is a representation of the word as an <text:span text:style-name="T4">abstract syntax tree</text:span> (<text:span text:style-name="T2">AST</text:span>). Consider the following simple example.</text:p>
      <text:p text:style-name="Text_20_body">Let the alphabet consists of the following letters: <text:s/><text:span text:style-name="T6">x ( ) + *</text:span> . There is a way of language definition, which is called <text:span text:style-name="T4">context-free or recursive grammar</text:span>. In order to define a language such grammar introduce a finite set of variables, which are commonly called <text:span text:style-name="T4">non-terminals</text:span>. Each non-terminal has a finite set of associated <text:span text:style-name="T4">production rules</text:span>. Here is a grammar of the simple language <text:span text:style-name="T2">AMP</text:span>.</text:p>
      <text:p text:style-name="P4">! <text:span text:style-name="T7">A</text:span></text:p>
      <text:p text:style-name="P4"><text:s/>{</text:p>
      <text:p text:style-name="P4"><text:s text:c="2"/><text:span text:style-name="T7">M</text:span> <text:s text:c="4"/>: <text:span text:style-name="T9">castA</text:span></text:p>
      <text:p text:style-name="P4"><text:s text:c="2"/><text:span text:style-name="T7">A</text:span> <text:span text:style-name="T5">+</text:span> <text:span text:style-name="T7">M</text:span> : <text:span text:style-name="T9">opAdd</text:span></text:p>
      <text:p text:style-name="P4"><text:s/>}</text:p>
      <text:p text:style-name="P4"/>
      <text:p text:style-name="P6">M</text:p>
      <text:p text:style-name="P4"><text:s/>{</text:p>
      <text:p text:style-name="P4"><text:s text:c="2"/><text:span text:style-name="T7">P</text:span> <text:s text:c="4"/>: <text:span text:style-name="T9">castM</text:span></text:p>
      <text:p text:style-name="P4"><text:s text:c="2"/><text:span text:style-name="T7">P</text:span> <text:span text:style-name="T5">*</text:span> <text:span text:style-name="T7">M</text:span> : <text:span text:style-name="T9">opMul</text:span></text:p>
      <text:p text:style-name="P4"><text:s/>}</text:p>
      <text:p text:style-name="Код"/>
      <text:p text:style-name="P5">P</text:p>
      <text:p text:style-name="Код"><text:s/>{</text:p>
      <text:p text:style-name="Код"><text:s text:c="2"/><text:span text:style-name="T5">x</text:span> <text:s text:c="4"/>: <text:span text:style-name="T9">opVar</text:span></text:p>
      <text:p text:style-name="Код"><text:s text:c="2"/><text:span text:style-name="T5">(</text:span> <text:span text:style-name="T7">A</text:span> <text:span text:style-name="T5">)</text:span> : <text:span text:style-name="T9">opBra</text:span></text:p>
      <text:p text:style-name="Код"><text:s/>}</text:p>
      <text:p text:style-name="Text_20_body">This grammar has tree non-terminals: <text:span text:style-name="T8">A</text:span><text:span text:style-name="T3"> </text:span><text:span text:style-name="T8">M</text:span><text:span text:style-name="T3"> </text:span><text:span text:style-name="T8">P</text:span>. Production rules are written inside figure brackets. Each rule has a name. It is given after <text:span text:style-name="T3">:</text:span> . The rule body is simply a sequence of letters or non-terminals. Grammar defines word sets per each non-terminal simultaneously and recursively. The informal meaning of a rule is: substitute each non-terminal with the word from the <text:soft-page-break/>correspondent non-terminal class and you will receive a word from the non-terminal class the rule belongs to. The word set for the non-terminal <text:span text:style-name="T8">A</text:span> constitute the language. </text:p>
      <text:p text:style-name="Text_20_body">For example, consider the following word: <text:span text:style-name="T6">( x + x ) * x</text:span>. It may be produced as following:</text:p>
      <text:p text:style-name="Код"><text:span text:style-name="T9">opVar</text:span>() → <text:span text:style-name="T5">x</text:span> : <text:span text:style-name="T7">P</text:span></text:p>
      <text:p text:style-name="Код"><text:span text:style-name="T9">castM</text:span>( <text:span text:style-name="T5">x</text:span> ) → <text:span text:style-name="T5">x</text:span> : <text:span text:style-name="T7">M</text:span></text:p>
      <text:p text:style-name="Код"><text:span text:style-name="T9">castA</text:span>( <text:span text:style-name="T5">x</text:span> ) → <text:span text:style-name="T5">x</text:span> : <text:span text:style-name="T7">A</text:span></text:p>
      <text:p text:style-name="Код"><text:span text:style-name="T9">opAdd</text:span>( <text:span text:style-name="T5">x</text:span> , <text:span text:style-name="T5">x</text:span> ) → <text:span text:style-name="T5">x + x</text:span> : <text:span text:style-name="T7">A</text:span></text:p>
      <text:p text:style-name="Код"><text:span text:style-name="T9">opBra</text:span>( <text:span text:style-name="T5">x + x</text:span> ) → <text:span text:style-name="T5">( x + x )</text:span> : <text:span text:style-name="T7">P</text:span></text:p>
      <text:p text:style-name="Код"><text:span text:style-name="T9">opMul</text:span>( <text:span text:style-name="T5">( x + x )</text:span> , <text:span text:style-name="T5">x</text:span> ) → <text:span text:style-name="T5">( x + x ) * x</text:span> : <text:span text:style-name="T7">M</text:span></text:p>
      <text:p text:style-name="Код"><text:span text:style-name="T9">castA</text:span>( <text:span text:style-name="T5">( x + x ) * x</text:span> ) → <text:span text:style-name="T5">( x + x ) * x</text:span> : <text:span text:style-name="T7">A</text:span></text:p>
      <text:p text:style-name="Text_20_body">This set of productions can be folded in the tree.</text:p>
      <text:p text:style-name="Text_20_body"/>
      <text:p text:style-name="Text_20_body"><draw:g text:anchor-type="paragraph" draw:z-index="0" draw:style-name="gr1"><draw:rect draw:style-name="gr2" draw:text-style-name="P13" svg:width="2.92cm" svg:height="0.865cm" svg:x="6.655cm" svg:y="10.698cm" draw:corner-radius="0.499cm">
      <text:p text:style-name="P12"><text:span text:style-name="T3">opMul</text:span></text:p>
     </draw:rect><draw:rect draw:style-name="gr2" draw:text-style-name="P13" svg:width="2.878cm" svg:height="0.865cm" svg:x="4.835cm" svg:y="8.649cm" draw:corner-radius="0.499cm">
      <text:p text:style-name="P12"><text:span text:style-name="T3">opBra</text:span></text:p>
     </draw:rect><draw:rect draw:style-name="gr2" draw:text-style-name="P13" svg:width="2.878cm" svg:height="0.865cm" svg:x="4.856cm" svg:y="6.765cm" draw:corner-radius="0.499cm">
      <text:p text:style-name="P12"><text:span text:style-name="T3">opAdd</text:span></text:p>
     </draw:rect><draw:rect draw:style-name="gr2" draw:text-style-name="P13" svg:width="2.878cm" svg:height="0.865cm" svg:x="3.014cm" svg:y="4.839cm" draw:corner-radius="0.499cm">
      <text:p text:style-name="P12"><text:span text:style-name="T3">castA</text:span></text:p>
     </draw:rect><draw:rect draw:style-name="gr2" draw:text-style-name="P13" svg:width="2.878cm" svg:height="0.865cm" svg:x="2.972cm" svg:y="3.082cm" draw:corner-radius="0.499cm">
      <text:p text:style-name="P12"><text:span text:style-name="T3">castM</text:span></text:p>
     </draw:rect><draw:rect draw:style-name="gr2" draw:text-style-name="P13" svg:width="2.878cm" svg:height="0.865cm" svg:x="6.761cm" svg:y="12.543cm" draw:corner-radius="0.499cm">
      <text:p text:style-name="P12"><text:span text:style-name="T3">castA</text:span></text:p>
     </draw:rect><draw:rect draw:style-name="gr2" draw:text-style-name="P13" svg:width="2.878cm" svg:height="0.865cm" svg:x="2.993cm" svg:y="1.452cm" draw:corner-radius="0.499cm">
      <text:p text:style-name="P12"><text:span text:style-name="T3">opVar</text:span></text:p>
     </draw:rect><draw:rect draw:style-name="gr2" draw:text-style-name="P13" svg:width="2.878cm" svg:height="0.865cm" svg:x="6.463cm" svg:y="4.75cm" draw:corner-radius="0.499cm">
      <text:p text:style-name="P12"><text:span text:style-name="T3">castM</text:span></text:p>
     </draw:rect><draw:rect draw:style-name="gr2" draw:text-style-name="P13" svg:width="2.878cm" svg:height="0.865cm" svg:x="6.526cm" svg:y="3.057cm" draw:corner-radius="0.499cm">
      <text:p text:style-name="P12"><text:span text:style-name="T3">opVar</text:span></text:p>
     </draw:rect><draw:rect draw:style-name="gr2" draw:text-style-name="P13" svg:width="2.878cm" svg:height="0.865cm" svg:x="8.939cm" svg:y="6.698cm" draw:corner-radius="0.499cm">
      <text:p text:style-name="P12"><text:span text:style-name="T3">opVar</text:span></text:p>
     </draw:rect><draw:rect draw:style-name="gr2" draw:text-style-name="P13" svg:width="2.878cm" svg:height="0.865cm" svg:x="9.024cm" svg:y="8.603cm" draw:corner-radius="0.499cm">
      <text:p text:style-name="P12"><text:span text:style-name="T3">castM</text:span></text:p>
     </draw:rect><draw:line draw:style-name="gr3" draw:text-style-name="P12" svg:x1="4.325cm" svg:y1="3.946cm" svg:x2="4.325cm" svg:y2="4.839cm">
      <text:p/>
     </draw:line><draw:line draw:style-name="gr3" draw:text-style-name="P12" svg:x1="4.325cm" svg:y1="2.316cm" svg:x2="4.325cm" svg:y2="3.082cm">
      <text:p/>
     </draw:line><draw:line draw:style-name="gr3" draw:text-style-name="P12" svg:x1="10.315cm" svg:y1="5.805cm" svg:x2="10.315cm" svg:y2="6.698cm">
      <text:p/>
     </draw:line><draw:line draw:style-name="gr3" draw:text-style-name="P12" svg:x1="7.881cm" svg:y1="3.921cm" svg:x2="7.881cm" svg:y2="4.814cm">
      <text:p/>
     </draw:line><draw:line draw:style-name="gr3" draw:text-style-name="P12" svg:x1="4.367cm" svg:y1="5.703cm" svg:x2="5.976cm" svg:y2="6.765cm">
      <text:p/>
     </draw:line><draw:line draw:style-name="gr3" draw:text-style-name="P12" svg:x1="7.86cm" svg:y1="5.595cm" svg:x2="6.632cm" svg:y2="6.766cm">
      <text:p/>
     </draw:line><draw:line draw:style-name="gr3" draw:text-style-name="P12" svg:x1="6.251cm" svg:y1="7.629cm" svg:x2="6.251cm" svg:y2="8.649cm">
      <text:p/>
     </draw:line><draw:line draw:style-name="gr3" draw:text-style-name="P12" svg:x1="10.356cm" svg:y1="7.562cm" svg:x2="10.356cm" svg:y2="8.603cm">
      <text:p/>
     </draw:line><draw:line draw:style-name="gr3" draw:text-style-name="P12" svg:x1="6.188cm" svg:y1="9.513cm" svg:x2="7.818cm" svg:y2="10.698cm">
      <text:p/>
     </draw:line><draw:line draw:style-name="gr3" draw:text-style-name="P12" svg:x1="10.294cm" svg:y1="9.467cm" svg:x2="8.495cm" svg:y2="10.698cm">
      <text:p/>
     </draw:line><draw:line draw:style-name="gr3" draw:text-style-name="P12" svg:x1="8.093cm" svg:y1="11.564cm" svg:x2="8.093cm" svg:y2="12.545cm">
      <text:p/>
     </draw:line><draw:line draw:style-name="gr3" draw:text-style-name="P12" svg:x1="7.86cm" svg:y1="2.166cm" svg:x2="7.86cm" svg:y2="3.059cm">
      <text:p/>
     </draw:line><draw:line draw:style-name="gr3" draw:text-style-name="P12" svg:x1="4.304cm" svg:y1="0.559cm" svg:x2="4.304cm" svg:y2="1.452cm">
      <text:p/>
     </draw:line><draw:ellipse draw:style-name="gr4" draw:text-style-name="P12" svg:width="0.72cm" svg:height="0.678cm" svg:x="3.96cm" svg:y="-0.162cm">
      <text:p text:style-name="P12">x</text:p>
     </draw:ellipse><draw:ellipse draw:style-name="gr4" draw:text-style-name="P12" svg:width="0.72cm" svg:height="0.678cm" svg:x="7.473cm" svg:y="1.489cm">
      <text:p text:style-name="P12">x</text:p>
     </draw:ellipse><draw:ellipse draw:style-name="gr4" draw:text-style-name="P12" svg:width="0.72cm" svg:height="0.678cm" svg:x="9.971cm" svg:y="5.109cm">
      <text:p text:style-name="P12">x</text:p>
     </draw:ellipse>
    </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e will discuss recursive grammars and <text:span text:style-name="T4">conditional recursive grammars</text:span> and methods of <text:span text:style-name="T4">parsing</text:span> in the following sections. The language <text:span text:style-name="T2">AMP</text:span> will be used as the main example to make the <text:s/>narration more concrete and illustrative.</text:p>
      <text:p text:style-name="Text_20_body"/>
      <text:h text:style-name="P11" text:outline-level="2">2. Recursive grammars and parsing. LR1 grammars.</text:h>
      <text:p text:style-name="Text_20_body">Let as start with the terminology. We are using the term <text:span text:style-name="T4">atoms</text:span> instead of letters and s<text:span text:style-name="T4">yntax classes</text:span> (or simply <text:span text:style-name="T4">synts</text:span>) instead of non-terminals in the further narration. The second important thing is: don't assume that atoms are directly corresponds to the text letters. In the real examples of the formal language applications for the text processing the input text is processed first by a <text:span text:style-name="T4">tokenizer</text:span>. This process converts a text into the sequence of tokens and then these tokens are converted to atoms. Each atom belongs to some atom class and may have an associated value of some type. These values are essential for the text interpretation. For example, consider such text as:</text:p>
      <text:p text:style-name="Код">( 1 + 2 ) * 3</text:p>
      <text:p text:style-name="Text_20_body">It can be interpreted as the <text:span text:style-name="T2">AMP</text:span> word like this</text:p>
      <text:p text:style-name="Код">( x<text:span text:style-name="T5">[1]</text:span> + x<text:span text:style-name="T5">[2]</text:span> ) * x<text:span text:style-name="T5">[3]</text:span></text:p>
      <text:p text:style-name="Text_20_body">Here values of each <text:span text:style-name="T3">x</text:span> is presented in square brackets. The we can process the text above using usual arithmetic operations according the syntax tree, derived from the <text:s/><text:span text:style-name="T2">AMP</text:span> word. From the programmers perspective we can imagine some evaluation system. This system operates on values of the following types:</text:p>
      <text:p text:style-name="Код">type_A</text:p>
      <text:p text:style-name="Код">type_M</text:p>
      <text:p text:style-name="Код">type_P</text:p>
      <text:p text:style-name="Код">type_x</text:p>
      <text:p text:style-name="Text_20_body">Production rules are the functions:</text:p>
      <text:p text:style-name="Код">type_P opVar(type_x);</text:p>
      <text:p text:style-name="Код">type_P opBra(type_A); </text:p>
      <text:p text:style-name="Код">type_A castA(type_M);</text:p>
      <text:p text:style-name="Код">type_M castM(type_P);</text:p>
      <text:p text:style-name="Код">type_A opAdd(type_A,type_M);</text:p>
      <text:p text:style-name="Код">type_M opMul(type_P,type_M);</text:p>
      <text:p text:style-name="Text_20_body">Then interpretation of the text can be given as the following formula:</text:p>
      <text:p text:style-name="Код">type_A result=castA(opMul( opBra(opAdd( castA(castM(opVar(1))) , castM(opVar(2)) )) , castM(opVar(3)) ));</text:p>
      <text:p text:style-name="Text_20_body">An exact meaning of these types and functions is not important form the language perspective. They may build an <text:span text:style-name="T2">AST</text:span> representation of some kind or perform a direct arithmetic computation of the arguments.</text:p>
      <text:p text:style-name="Text_20_body"><text:span text:style-name="T4">Parsing</text:span> means the restoring the way how the given word is produced by the grammar. There is a convenient way of the plain representation of the <text:span text:style-name="T2">AST</text:span> and the definition of the parsing process. Consider the <text:span text:style-name="T2">AMP</text:span> grammar. Let's modify it by the following way:</text:p>
      <text:p text:style-name="Text_20_body"/>
      <text:p text:style-name="Text_20_body"/>
      <text:p text:style-name="P4"><text:soft-page-break/>! <text:span text:style-name="T7">A</text:span></text:p>
      <text:p text:style-name="P4"><text:s/>{</text:p>
      <text:p text:style-name="P4"><text:s text:c="2"/><text:span text:style-name="T7">M</text:span> <text:s text:c="4"/><text:span text:style-name="T5">@castA</text:span><text:span text:style-name="T9"> </text:span>: <text:span text:style-name="T9">castA</text:span></text:p>
      <text:p text:style-name="P4"><text:s text:c="2"/><text:span text:style-name="T7">A</text:span> <text:span text:style-name="T5">+</text:span> <text:span text:style-name="T7">M</text:span> <text:span text:style-name="T5">@opAdd</text:span> : <text:span text:style-name="T9">opAdd</text:span></text:p>
      <text:p text:style-name="P4"><text:s/>}</text:p>
      <text:p text:style-name="P4"/>
      <text:p text:style-name="P6">M</text:p>
      <text:p text:style-name="P4"><text:s/>{</text:p>
      <text:p text:style-name="P4"><text:s text:c="2"/><text:span text:style-name="T7">P</text:span> <text:s text:c="4"/><text:span text:style-name="T5">@castM</text:span> : <text:span text:style-name="T9">castM</text:span></text:p>
      <text:p text:style-name="P4"><text:s text:c="2"/><text:span text:style-name="T7">P</text:span> <text:span text:style-name="T5">*</text:span> <text:span text:style-name="T7">M</text:span> <text:span text:style-name="T5">@opMul</text:span> : <text:span text:style-name="T9">opMul</text:span></text:p>
      <text:p text:style-name="P4"><text:s/>}</text:p>
      <text:p text:style-name="Код"/>
      <text:p text:style-name="P5">P</text:p>
      <text:p text:style-name="Код"><text:s/>{</text:p>
      <text:p text:style-name="Код"><text:s text:c="2"/><text:span text:style-name="T5">x</text:span> <text:s text:c="4"/><text:span text:style-name="T5">@opVar</text:span> : <text:span text:style-name="T9">opVar</text:span></text:p>
      <text:p text:style-name="Код"><text:s text:c="2"/><text:span text:style-name="T5">(</text:span> <text:span text:style-name="T7">A</text:span> <text:span text:style-name="T5">)</text:span> <text:span text:style-name="T5">@opBra</text:span> : <text:span text:style-name="T9">opBra</text:span></text:p>
      <text:p text:style-name="Код"><text:s/>}</text:p>
      <text:p text:style-name="Text_20_body">We add a trailing special atom at the each rule. When we produce a word, using this extended grammar, these atoms allow us to restore the production process uniquely. For example,</text:p>
      <text:p text:style-name="P10">( x @opVar <text:span text:style-name="T10">@castM </text:span>+ x @opVar <text:span text:style-name="T10">@castM @castA @opAdd </text:span>) @opBra * x @opVar <text:span text:style-name="T10">@castM @opMul @castA</text:span></text:p>
      <text:p text:style-name="Text_20_body">If you erase the extended atoms, you will get the correspondent word:</text:p>
      <text:p text:style-name="P10">( x + x ) * x</text:p>
      <text:p text:style-name="Text_20_body">So <text:span text:style-name="T4">parsing</text:span> may be considered as the process of lifting the given word to the extended one by the insertion of extended atoms. Once it's done, you have the <text:span text:style-name="T2">AST</text:span><text:span text:style-name="T11">, in the plane form</text:span>. If this can be done uniquely, the grammar is called uniquely decoded. The main problem is to develop an algorithm to perform the parsing efficiently.</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Стили_20_стрелок_20_2" draw:display-name="Стили стрелок 2" svg:viewBox="0 0 1131 902" svg:d="m564 0-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1cm" style:auto-text-indent="false" style:page-number="auto"/>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Title"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Код" style:family="paragraph" style:parent-style-name="Text_20_body" style:class="text" style:master-page-name="">
      <style:paragraph-properties fo:margin-left="0cm" fo:margin-right="0cm" fo:text-indent="0cm" style:auto-text-indent="false" style:page-number="auto" fo:background-color="transparent" fo:padding="0.049cm" fo:border="0.002cm solid #000000" style:shadow="none">
        <style:tab-stops/>
        <style:background-image/>
      </style:paragraph-properties>
      <style:text-properties style:font-name="Anonymous Pr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2-03T22:54:49.53</meta:creation-date>
    <meta:editing-cycles>98</meta:editing-cycles>
    <meta:editing-duration>PT03H20M32S</meta:editing-duration>
    <dc:description>This document contains desciption of conditional recursive grammars.</dc:description>
    <meta:keyword>formal grammars</meta:keyword>
    <dc:subject>Conditional recursive grammars</dc:subject>
    <dc:title>Conditional recursive grammars</dc:title>
    <dc:date>2014-02-05T14:40:45.94</dc:date>
    <meta:generator>OpenOffice.org/3.0$Win32 OpenOffice.org_project/300m9$Build-9358</meta:generator>
    <meta:document-statistic meta:table-count="0" meta:image-count="0" meta:object-count="0" meta:page-count="7" meta:paragraph-count="75" meta:word-count="1021" meta:character-count="5616"/>
    <meta:user-defined meta:name="Поле 1"/>
    <meta:user-defined meta:name="Поле 2"/>
    <meta:user-defined meta:name="Поле 3"/>
    <meta:user-defined meta:name="Поле 4"/>
  </office:meta>
</office:document-meta>
</file>